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sby.com/news/2019/06/18/facebook-wants-to-make-cryptocurrency-mainstream</text:p>
          </table:table-cell>
          <table:table-cell office:value-type="string" table:style-name="ce1">
            <text:p>KSBY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ittsburgh.cbslocal.com/2019/06/18/fb-wants-crytpocurrency-mainstream/</text:p>
          </table:table-cell>
          <table:table-cell office:value-type="string" table:style-name="ce1">
            <text:p>CBS Pittsburgh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tpocurrency 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lick2houston.com/tech/facebook-unveils-digital-currency-project</text:p>
          </table:table-cell>
          <table:table-cell office:value-type="string" table:style-name="ce1">
            <text:p>Click 2 Houston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unveils digital currency projec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carolina.com/facebook-wants-to-make-cryptocurrency-mainstream-here-s-how/article_f5f3f650-fe39-5b2f-860b-3e379d7ddbcb.html</text:p>
          </table:table-cell>
          <table:table-cell office:value-type="string" table:style-name="ce1">
            <text:p>FOX Carolina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ezi.com/content/news/511458142.html</text:p>
          </table:table-cell>
          <table:table-cell office:value-type="string" table:style-name="ce1">
            <text:p>KEZI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tva.com/content/news/511455132.html</text:p>
          </table:table-cell>
          <table:table-cell office:value-type="string" table:style-name="ce1">
            <text:p>WTVA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aytv.com/content/news/511455092.html</text:p>
          </table:table-cell>
          <table:table-cell office:value-type="string" table:style-name="ce1">
            <text:p>WAAY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nnel3000.com/news/technology/facebook-wants-to-make-cryptocurrency-mainstream/1087225879</text:p>
          </table:table-cell>
          <table:table-cell office:value-type="string" table:style-name="ce1">
            <text:p>Channel 3000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unveils digital currency projec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8000.com/news/technology/facebook-wants-to-make-cryptocurrency-mainstream/1087225786</text:p>
          </table:table-cell>
          <table:table-cell office:value-type="string" table:style-name="ce1">
            <text:p>News 8000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unveils digital currency projec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ktv.com/content/news/511455112.html</text:p>
          </table:table-cell>
          <table:table-cell office:value-type="string" table:style-name="ce1">
            <text:p>WKTV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thitv.com/content/news/511455032.html</text:p>
          </table:table-cell>
          <table:table-cell office:value-type="string" table:style-name="ce1">
            <text:p>WTHI-TV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newsnow.com/content/news/511455062.html</text:p>
          </table:table-cell>
          <table:table-cell office:value-type="string" table:style-name="ce1">
            <text:p>Action News Now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drv.com/content/news/511455042.html</text:p>
          </table:table-cell>
          <table:table-cell office:value-type="string" table:style-name="ce1">
            <text:p>KDRV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imt.com/content/news/511455072.html</text:p>
          </table:table-cell>
          <table:table-cell office:value-type="string" table:style-name="ce1">
            <text:p>KIMT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lfi.com/content/news/511455122.html</text:p>
          </table:table-cell>
          <table:table-cell office:value-type="string" table:style-name="ce1">
            <text:p>WLFI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q2.com/content/news/511455082.html</text:p>
          </table:table-cell>
          <table:table-cell office:value-type="string" table:style-name="ce1">
            <text:p>KQ2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pax.com/cnn-social-media-technology/2019/06/19/facebook-wants-to-make-cryptocurrency-mainstream-heres-how/</text:p>
          </table:table-cell>
          <table:table-cell office:value-type="string" table:style-name="ce1">
            <text:p>KPAX</text:p>
          </table:table-cell>
          <table:table-cell office:value-type="date" office:date-value="2019-06-19T00:00:00" table:style-name="ce3">
            <text:p>06/19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7252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9-06-28T14:54:26Z</dc:date>
    <meta:editing-cycles>129</meta:editing-cycles>
    <meta:editing-duration>PT11402S</meta:editing-duration>
  </office:meta>
</office:document-meta>
</file>